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98b" officeooo:paragraph-rsid="0013198b"/>
    </style:style>
    <style:style style:name="P2" style:family="paragraph" style:parent-style-name="Standard" style:list-style-name="L1">
      <style:text-properties officeooo:rsid="0013198b" officeooo:paragraph-rsid="0013198b"/>
    </style:style>
    <style:style style:name="T1" style:family="text">
      <style:text-properties officeooo:rsid="001441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</text:p>
      <text:p text:style-name="P1"/>
      <text:list xml:id="list4198860850" text:style-name="L1">
        <text:list-item>
          <text:p text:style-name="P2">Faça um algoritmo que carregue um vetor de 5 elementos inteiros e em seguida armazene em um vetor apenas os números pares maiores que 0. No final deve mostrar os elementos do vetor na tela.</text:p>
        </text:list-item>
        <text:list-item>
          <text:p text:style-name="P2">Escreva um algorítimo que leia dois vetores de 10 posições e faça a soma dos elementos de mesmo índice, colocando o resultado em um terceiro vetor. Mostre o vetor resultante.</text:p>
        </text:list-item>
        <text:list-item>
          <text:p text:style-name="P2">Faça um programa que carregue um vetor com dez números inteiros. Mostre o vetor na ordem inversa q que foi digitado.</text:p>
        </text:list-item>
        <text:list-item>
          <text:p text:style-name="P2">Escreve um algoritmo que leia e mostre um vetor de 20 elementos inteiros, em seguida, mostre a soma de todos os elementos.</text:p>
        </text:list-item>
        <text:list-item>
          <text:p text:style-name="P2">Faça um algoritmo que carregue um vetor com dez números inteiros. Calcule e mostre os números superiores a 50 e suas respectivas posições. Mostrar mensagem se não existir nenhum numero nesta condição.</text:p>
        </text:list-item>
        <text:list-item>
          <text:p text:style-name="P2">Faça um programa que receba um código numérico inteiro e um vetor de cinco posições de números reais. Se o <text:span text:style-name="T1">código</text:span> for zero, termine o programa. Se o <text:span text:style-name="T1">código</text:span> for 1, mostre o vetor na ordem direta. Se o <text:span text:style-name="T1">código</text:span> for 2, mostre o vetor na ordem invers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1:49:45.407174434</meta:creation-date>
    <dc:date>2020-07-24T12:04:28.145300780</dc:date>
    <meta:editing-duration>PT3M12S</meta:editing-duration>
    <meta:editing-cycles>1</meta:editing-cycles>
    <meta:document-statistic meta:table-count="0" meta:image-count="0" meta:object-count="0" meta:page-count="1" meta:paragraph-count="7" meta:word-count="195" meta:character-count="1069" meta:non-whitespace-character-count="887"/>
    <meta:generator>LibreOffice/6.4.4.2$Linux_X86_64 LibreOffice_project/40$Build-2</meta:generator>
  </office:meta>
</office:document-meta>
</file>